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6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1e5f5" style:rotation-align="none"/>
    </style:style>
    <style:style style:name="ce2" style:family="table-cell" style:parent-style-name="Default">
      <style:table-cell-properties fo:background-color="#c1e5f5" style:rotation-align="none"/>
    </style:style>
    <style:style style:name="ce3" style:family="table-cell" style:parent-style-name="Default" style:data-style-name="N144">
      <style:table-cell-properties fo:background-color="#c1e5f5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T PRIMARY KEY AUTO_INCREMENT</text:p>
          </table:table-cell>
          <table:table-cell office:value-type="string" calcext:value-type="string">
            <text:p>NOT NULL</text:p>
          </table:table-cell>
          <table:table-cell table:formula="of:=[.A1]&amp;&quot; &quot;&amp;[.B1]&amp;&quot; &quot;&amp;[.C1]&amp;&quot;,&quot;" office:value-type="string" office:string-value="id INT PRIMARY KEY AUTO_INCREMENT NOT NULL," calcext:value-type="string">
            <text:p>id INT PRIMARY KEY AUTO_INCREMENT NOT NULL,</text:p>
          </table:table-cell>
        </table:table-row>
        <table:table-row table:style-name="ro1">
          <table:table-cell table:style-name="ce1" office:value-type="string" calcext:value-type="string">
            <text:p>id_station_itineranc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2]&amp;&quot; &quot;&amp;[.B2]&amp;&quot; &quot;&amp;[.C2]&amp;&quot;,&quot;" office:value-type="string" office:string-value="id_station_itinerance VARCHAR(255) NULL," calcext:value-type="string">
            <text:p>id_station_itinerance VARCHAR(255) NULL,</text:p>
          </table:table-cell>
        </table:table-row>
        <table:table-row table:style-name="ro1">
          <table:table-cell office:value-type="string" calcext:value-type="string">
            <text:p>station_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3]&amp;&quot; &quot;&amp;[.B3]&amp;&quot; &quot;&amp;[.C3]&amp;&quot;,&quot;" office:value-type="string" office:string-value="station_name VARCHAR(255) NULL," calcext:value-type="string">
            <text:p>station_name VARCHAR(255) NULL,</text:p>
          </table:table-cell>
        </table:table-row>
        <table:table-row table:style-name="ro1">
          <table:table-cell office:value-type="string" calcext:value-type="string">
            <text:p>station_implanta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4]&amp;&quot; &quot;&amp;[.B4]&amp;&quot; &quot;&amp;[.C4]&amp;&quot;,&quot;" office:value-type="string" office:string-value="station_implantation VARCHAR(255) NULL," calcext:value-type="string">
            <text:p>station_implantation VARCHAR(255) NULL,</text:p>
          </table:table-cell>
        </table:table-row>
        <table:table-row table:style-name="ro1">
          <table:table-cell office:value-type="string" calcext:value-type="string">
            <text:p>station_adre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 table:formula="of:=[.A5]&amp;&quot; &quot;&amp;[.B5]&amp;&quot; &quot;&amp;[.C5]&amp;&quot;,&quot;" office:value-type="string" office:string-value="station_adress TEXT NULL," calcext:value-type="string">
            <text:p>station_adress TEXT NULL,</text:p>
          </table:table-cell>
        </table:table-row>
        <table:table-row table:style-name="ro1">
          <table:table-cell table:style-name="ce3" office:value-type="string" calcext:value-type="string">
            <text:p>consolidated_long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ULL</text:p>
          </table:table-cell>
          <table:table-cell table:formula="of:=[.A6]&amp;&quot; &quot;&amp;[.B6]&amp;&quot; &quot;&amp;[.C6]&amp;&quot;,&quot;" office:value-type="string" office:string-value="consolidated_longitude FLOAT NULL," calcext:value-type="string">
            <text:p>consolidated_longitude FLOAT NULL,</text:p>
          </table:table-cell>
        </table:table-row>
        <table:table-row table:style-name="ro1">
          <table:table-cell office:value-type="string" calcext:value-type="string">
            <text:p>consolidated_lat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ULL</text:p>
          </table:table-cell>
          <table:table-cell table:formula="of:=[.A7]&amp;&quot; &quot;&amp;[.B7]&amp;&quot; &quot;&amp;[.C7]&amp;&quot;,&quot;" office:value-type="string" office:string-value="consolidated_latitude FLOAT NULL," calcext:value-type="string">
            <text:p>consolidated_latitude FLOAT NULL,</text:p>
          </table:table-cell>
        </table:table-row>
        <table:table-row table:style-name="ro1">
          <table:table-cell office:value-type="string" calcext:value-type="string">
            <text:p>geojson_coordinate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8]&amp;&quot; &quot;&amp;[.B8]&amp;&quot; &quot;&amp;[.C8]&amp;&quot;,&quot;" office:value-type="string" office:string-value="geojson_coordinates VARCHAR(255) NULL," calcext:value-type="string">
            <text:p>geojson_coordinates VARCHAR(255) NULL,</text:p>
          </table:table-cell>
        </table:table-row>
        <table:table-row table:style-name="ro1">
          <table:table-cell office:value-type="string" calcext:value-type="string">
            <text:p>nbr_p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 table:formula="of:=[.A9]&amp;&quot; &quot;&amp;[.B9]&amp;&quot; &quot;&amp;[.C9]&amp;&quot;,&quot;" office:value-type="string" office:string-value="nbr_poc INT NULL," calcext:value-type="string">
            <text:p>nbr_poc INT NULL,</text:p>
          </table:table-cell>
        </table:table-row>
        <table:table-row table:style-name="ro1">
          <table:table-cell office:value-type="string" calcext:value-type="string">
            <text:p>power_volt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ULL</text:p>
          </table:table-cell>
          <table:table-cell table:formula="of:=[.A10]&amp;&quot; &quot;&amp;[.B10]&amp;&quot; &quot;&amp;[.C10]&amp;&quot;,&quot;" office:value-type="string" office:string-value="power_voltage FLOAT NULL," calcext:value-type="string">
            <text:p>power_voltage FLOAT NULL,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11]&amp;&quot; &quot;&amp;[.B11]&amp;&quot; &quot;&amp;[.C11]&amp;&quot;,&quot;" office:value-type="string" office:string-value="free TINYINT NULL," calcext:value-type="string">
            <text:p>free TINYINT NULL,</text:p>
          </table:table-cell>
        </table:table-row>
        <table:table-row table:style-name="ro1">
          <table:table-cell office:value-type="string" calcext:value-type="string">
            <text:p>access_condi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12]&amp;&quot; &quot;&amp;[.B12]&amp;&quot; &quot;&amp;[.C12]&amp;&quot;,&quot;" office:value-type="string" office:string-value="access_condition VARCHAR(255) NULL," calcext:value-type="string">
            <text:p>access_condition VARCHAR(255) NULL,</text:p>
          </table:table-cell>
        </table:table-row>
        <table:table-row table:style-name="ro1">
          <table:table-cell office:value-type="string" calcext:value-type="string">
            <text:p>is_booked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13]&amp;&quot; &quot;&amp;[.B13]&amp;&quot; &quot;&amp;[.C13]&amp;&quot;,&quot;" office:value-type="string" office:string-value="is_booked TINYINT NULL," calcext:value-type="string">
            <text:p>is_booked TINYINT NULL,</text:p>
          </table:table-cell>
        </table:table-row>
        <table:table-row table:style-name="ro1">
          <table:table-cell office:value-type="string" calcext:value-type="string">
            <text:p>hourly_acces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14]&amp;&quot; &quot;&amp;[.B14]&amp;&quot; &quot;&amp;[.C14]&amp;&quot;,&quot;" office:value-type="string" office:string-value="hourly_access VARCHAR(255) NULL," calcext:value-type="string">
            <text:p>hourly_access VARCHAR(255) NULL,</text:p>
          </table:table-cell>
        </table:table-row>
        <table:table-row table:style-name="ro1">
          <table:table-cell office:value-type="string" calcext:value-type="string">
            <text:p>access_pr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 table:formula="of:=[.A15]&amp;&quot; &quot;&amp;[.B15]&amp;&quot; &quot;&amp;[.C15]&amp;&quot;,&quot;" office:value-type="string" office:string-value="access_prm TEXT NULL," calcext:value-type="string">
            <text:p>access_prm TEXT NULL,</text:p>
          </table:table-cell>
        </table:table-row>
        <table:table-row table:style-name="ro1">
          <table:table-cell office:value-type="string" calcext:value-type="string">
            <text:p>motor_cycle_station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16]&amp;&quot; &quot;&amp;[.B16]&amp;&quot; &quot;&amp;[.C16]&amp;&quot;,&quot;" office:value-type="string" office:string-value="motor_cycle_station TINYINT NULL," calcext:value-type="string">
            <text:p>motor_cycle_station TINYINT NULL,</text:p>
          </table:table-cell>
        </table:table-row>
        <table:table-row table:style-name="ro1">
          <table:table-cell office:value-type="string" calcext:value-type="string">
            <text:p>launching_da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17]&amp;&quot; &quot;&amp;[.B17]&amp;&quot; &quot;&amp;[.C17]&amp;&quot;,&quot;" office:value-type="string" office:string-value="launching_date VARCHAR(255) NULL," calcext:value-type="string">
            <text:p>launching_date VARCHAR(255) NULL,</text:p>
          </table:table-cell>
        </table:table-row>
        <table:table-row table:style-name="ro1">
          <table:table-cell office:value-type="string" calcext:value-type="string">
            <text:p>update_dat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ULL</text:p>
          </table:table-cell>
          <table:table-cell table:formula="of:=[.A18]&amp;&quot; &quot;&amp;[.B18]&amp;&quot; &quot;&amp;[.C18]&amp;&quot;,&quot;" office:value-type="string" office:string-value="update_date VARCHAR(255) NULL," calcext:value-type="string">
            <text:p>update_date VARCHAR(255) NULL,</text:p>
          </table:table-cell>
        </table:table-row>
        <table:table-row table:style-name="ro1">
          <table:table-cell office:value-type="string" calcext:value-type="string">
            <text:p>datagouv_organization_or_own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 table:formula="of:=[.A19]&amp;&quot; &quot;&amp;[.B19]&amp;&quot; &quot;&amp;[.C19]&amp;&quot;,&quot;" office:value-type="string" office:string-value="datagouv_organization_or_owner TEXT NULL," calcext:value-type="string">
            <text:p>datagouv_organization_or_owner TEXT NULL,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T PRIMARY KEY AUTO_INCREMENT</text:p>
          </table:table-cell>
          <table:table-cell office:value-type="string" calcext:value-type="string">
            <text:p>NOT NULL</text:p>
          </table:table-cell>
          <table:table-cell table:formula="of:=[.A21]&amp;&quot; &quot;&amp;[.B21]&amp;&quot; &quot;&amp;[.C21]&amp;&quot;,&quot;" office:value-type="string" office:string-value="id INT PRIMARY KEY AUTO_INCREMENT NOT NULL," calcext:value-type="string">
            <text:p>id INT PRIMARY KEY AUTO_INCREMENT NOT NULL,</text:p>
          </table:table-cell>
        </table:table-row>
        <table:table-row table:style-name="ro1">
          <table:table-cell office:value-type="string" calcext:value-type="string">
            <text:p>plug_type_ef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22]&amp;&quot; &quot;&amp;[.B22]&amp;&quot; &quot;&amp;[.C22]&amp;&quot;,&quot;" office:value-type="string" office:string-value="plug_type_ef TINYINT NULL," calcext:value-type="string">
            <text:p>plug_type_ef TINYINT NULL,</text:p>
          </table:table-cell>
        </table:table-row>
        <table:table-row table:style-name="ro1">
          <table:table-cell office:value-type="string" calcext:value-type="string">
            <text:p>plug_type_2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23]&amp;&quot; &quot;&amp;[.B23]&amp;&quot; &quot;&amp;[.C23]&amp;&quot;,&quot;" office:value-type="string" office:string-value="plug_type_2 TINYINT NULL," calcext:value-type="string">
            <text:p>plug_type_2 TINYINT NULL,</text:p>
          </table:table-cell>
        </table:table-row>
        <table:table-row table:style-name="ro1">
          <table:table-cell office:value-type="string" calcext:value-type="string">
            <text:p>plug_type_combo_ccs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24]&amp;&quot; &quot;&amp;[.B24]&amp;&quot; &quot;&amp;[.C24]&amp;&quot;,&quot;" office:value-type="string" office:string-value="plug_type_combo_ccs TINYINT NULL," calcext:value-type="string">
            <text:p>plug_type_combo_ccs TINYINT NULL,</text:p>
          </table:table-cell>
        </table:table-row>
        <table:table-row table:style-name="ro1">
          <table:table-cell office:value-type="string" calcext:value-type="string">
            <text:p>plug_type_chadeLu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25]&amp;&quot; &quot;&amp;[.B25]&amp;&quot; &quot;&amp;[.C25]&amp;&quot;,&quot;" office:value-type="string" office:string-value="plug_type_chadeLu TINYINT NULL," calcext:value-type="string">
            <text:p>plug_type_chadeLu TINYINT NULL,</text:p>
          </table:table-cell>
        </table:table-row>
        <table:table-row table:style-name="ro1">
          <table:table-cell office:value-type="string" calcext:value-type="string">
            <text:p>plug_type_autr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26]&amp;&quot; &quot;&amp;[.B26]&amp;&quot; &quot;&amp;[.C26]&amp;&quot;,&quot;" office:value-type="string" office:string-value="plug_type_autre TINYINT NULL," calcext:value-type="string">
            <text:p>plug_type_autre TINYINT NULL,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INT PRIMARY KEY AUTO_INCREMENT</text:p>
          </table:table-cell>
          <table:table-cell office:value-type="string" calcext:value-type="string">
            <text:p>NOT NULL</text:p>
          </table:table-cell>
          <table:table-cell table:formula="of:=[.A28]&amp;&quot; &quot;&amp;[.B28]&amp;&quot; &quot;&amp;[.C28]&amp;&quot;,&quot;" office:value-type="string" office:string-value="id INT PRIMARY KEY AUTO_INCREMENT NOT NULL," calcext:value-type="string">
            <text:p>id INT PRIMARY KEY AUTO_INCREMENT NOT NULL,</text:p>
          </table:table-cell>
        </table:table-row>
        <table:table-row table:style-name="ro1">
          <table:table-cell office:value-type="string" calcext:value-type="string">
            <text:p>prepaid_paym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29]&amp;&quot; &quot;&amp;[.B29]&amp;&quot; &quot;&amp;[.C29]&amp;&quot;,&quot;" office:value-type="string" office:string-value="prepaid_payment TINYINT NULL," calcext:value-type="string">
            <text:p>prepaid_payment TINYINT NULL,</text:p>
          </table:table-cell>
        </table:table-row>
        <table:table-row table:style-name="ro1">
          <table:table-cell office:value-type="string" calcext:value-type="string">
            <text:p>c_card_paym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30]&amp;&quot; &quot;&amp;[.B30]&amp;&quot; &quot;&amp;[.C30]&amp;&quot;,&quot;" office:value-type="string" office:string-value="c_card_payment TINYINT NULL," calcext:value-type="string">
            <text:p>c_card_payment TINYINT NULL,</text:p>
          </table:table-cell>
        </table:table-row>
        <table:table-row table:style-name="ro1">
          <table:table-cell office:value-type="string" calcext:value-type="string">
            <text:p>cash_payment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NULL</text:p>
          </table:table-cell>
          <table:table-cell table:formula="of:=[.A31]&amp;&quot; &quot;&amp;[.B31]&amp;&quot; &quot;&amp;[.C31]&amp;&quot;,&quot;" office:value-type="string" office:string-value="cash_payment TINYINT NULL," calcext:value-type="string">
            <text:p>cash_payment TINYINT NULL,</text:p>
          </table:table-cell>
        </table:table-row>
        <table:table-row table:style-name="ro1" table:number-rows-repeated="98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time-style style:name="N137">
      <number:minutes number:style="long"/>
      <number:text>:</number:text>
      <number:seconds number:style="long"/>
    </number:time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time-style style:name="N140">
      <number:minutes number:style="long"/>
      <number:text>:</number:text>
      <number:seconds number:style="long" number:decimal-places="1"/>
    </number:time-style>
    <number:date-style style:name="N111">
      <number:day number:style="long"/>
      <number:text>-</number:text>
      <number:month number:textual="true"/>
    </number:date-style>
    <number:time-style style:name="N141">
      <number:hours/>
      <number:text>:</number:text>
      <number:minutes number:style="long"/>
      <number:text> </number:text>
      <number:am-pm/>
    </number:time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43">
      <number:month number:textual="true"/>
      <number:text>-</number:text>
      <number:year/>
    </number:date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44">
      <number:number number:decimal-places="15" number:min-decimal-places="15"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8:23:14.862869671</meta:creation-date>
    <dc:date>2024-06-11T20:44:59.901952367</dc:date>
    <meta:editing-duration>PT24M13S</meta:editing-duration>
    <meta:editing-cycles>3</meta:editing-cycles>
    <meta:generator>LibreOffice/7.3.7.2$Linux_X86_64 LibreOffice_project/30$Build-2</meta:generator>
    <meta:document-statistic meta:table-count="1" meta:cell-count="116" meta:object-count="0"/>
  </office:meta>
</office:document-meta>
</file>